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BeanFacesELResolver.setValue( ELContext elContext , @ Nullable Object base , Object property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pringBeanFacesELResolver.getFeatureDescriptors( ELContext elContext , @ Nullable Object 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BeanFacesELResolver.getWebApplicationContext( ELContext el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BeanFacesELResolver.getValue( ELContext elContext , @ Nullable Object base , Object proper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pringBeanFacesELResolver.isReadOnly( ELContext elContext , @ Nullable Object base , Object proper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ringBeanFacesELResolver.getCommonPropertyType( ELContext elContext , @ Nullable Object 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BeanFacesELResolver.getType( ELContext elContext , @ Nullable Object base , Object proper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